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neIdEditorTests.getNull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neIdEditorTests.americaChicago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oneIdEditorTests.americaLosAnge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oneIdEditorTests.getValue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